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paragraph-properties fo:margin-top="0.1665in" fo:margin-bottom="0.0835in"/>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Heading_20_2">
      <style:paragraph-properties fo:margin-top="0.1665in" fo:margin-bottom="0.0835in" fo:keep-with-next="always"/>
    </style:style>
    <style:style style:name="P23"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font-name="Liberation Sans"/>
    </style:style>
    <style:style style:name="T6" style:family="text">
      <style:text-properties style:font-name="Liberation Sans" style:font-name-asian="DejaVu LGC Sans" style:font-name-complex="DejaVu LGC Sans"/>
    </style:style>
    <style:style style:name="T7" style:family="text">
      <style:text-properties style:font-name="Liberation Sans1" style:font-name-asian="Liberation Sans1" style:font-name-complex="Liberation Sans1"/>
    </style:style>
    <style:style style:name="T8"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1</text:p>
      <text:p text:style-name="Subtitle">10<text:span text:style-name="T4">th</text:span> September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Using Byteman<text:tab/>4</text:p>
          <text:p text:style-name="P12">Event Condition Action Rules<text:tab/>4</text:p>
          <text:p text:style-name="P12">Rule Bindings and Parameterization<text:tab/>5</text:p>
          <text:p text:style-name="P12">Built-in Conditions and Actions<text:tab/>6</text:p>
          <text:p text:style-name="P12">Extending or Replacing the Byteman Language Built-ins<text:tab/>6</text:p>
          <text:p text:style-name="P12">Agent Transformation<text:tab/>7</text:p>
          <text:p text:style-name="P12">ECA Rule Engine<text:tab/>8</text:p>
          <text:p text:style-name="P11">The Byteman Rule Language<text:tab/>10</text:p>
          <text:p text:style-name="P12">Rule Events<text:tab/>10</text:p>
          <text:p text:style-name="P12">Location Specifiers<text:tab/>11</text:p>
          <text:p text:style-name="P12">Rule Bindings<text:tab/>13</text:p>
          <text:p text:style-name="P12">Rule Expressions<text:tab/>14</text:p>
          <text:p text:style-name="P12">Rule Conditions<text:tab/>14</text:p>
          <text:p text:style-name="P12">Rule Actions<text:tab/>15</text:p>
          <text:p text:style-name="P12">Built-In Calls<text:tab/>16</text:p>
          <text:p text:style-name="P12">User-Defined Rule Helpers<text:tab/>17</text:p>
          <text:p text:style-name="P11">Byteman Rule Language Standard Built-Ins<text:tab/>19</text:p>
          <text:p text:style-name="P12">Thread Coordination Operations<text:tab/>19</text:p>
          <text:p text:style-name="P13">Waiters<text:tab/>19</text:p>
          <text:p text:style-name="P13">Rendezvous<text:tab/>20</text:p>
          <text:p text:style-name="P13">Joiners<text:tab/>21</text:p>
          <text:p text:style-name="P13">Aborting Execution<text:tab/>21</text:p>
          <text:p text:style-name="P12">Rule State Management Operations<text:tab/>22</text:p>
          <text:p text:style-name="P13">CountDowns<text:tab/>22</text:p>
          <text:p text:style-name="P13">Flags<text:tab/>23</text:p>
          <text:p text:style-name="P13">Counters<text:tab/>23</text:p>
          <text:p text:style-name="P12">Trace and Debug Operations<text:tab/>24</text:p>
          <text:p text:style-name="P13">Debugging<text:tab/>24</text:p>
          <text:p text:style-name="P13">Tracing<text:tab/>24</text:p>
          <text:p text:style-name="P11">Using Byteman<text:tab/>26</text:p>
          <text:p text:style-name="P12">Downloading a binary release<text:tab/>26</text:p>
          <text:p text:style-name="P12">Obtaining the sources<text:tab/>26</text:p>
          <text:p text:style-name="P12">Building Byteman from the sources<text:tab/>26</text:p>
          <text:p text:style-name="P12">Using Byteman<text:tab/>26</text:p>
          <text:p text:style-name="P12">Checking Rules Offline<text:tab/>27</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224503758"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05654099" text:style-name="L1">
        <text:list-item>
          <text:p text:style-name="P15">tracing application execution</text:p>
        </text:list-item>
        <text:list-item>
          <text:p text:style-name="P15">short-circuiting normal method execution via early returns or exceptions</text:p>
        </text:list-item>
        <text:list-item>
          <text:p text:style-name="P15">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853523978" text:continue-list="list224503758" text:style-name="Outline">
        <text:list-item>
          <text:list>
            <text:list-header>
              <text:h text:style-name="P22" text:outline-level="2" text:is-list-header="true"><text:span text:style-name="T6">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306347715"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237154088" text:style-name="L2">
        <text:list-item>
          <text:p text:style-name="P16"><text:span text:style-name="T1">where</text:span> during application execution a side-effect should occur</text:p>
        </text:list-item>
        <text:list-item>
          <text:p text:style-name="P16"><text:span text:style-name="T1">whether</text:span> the side-effect should happen or not</text:p>
        </text:list-item>
        <text:list-item>
          <text:p text:style-name="P16"><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if the buffer is empty. The precise location of the trigger point is just before method <text:span text:style-name="Code_20_Text">get()</text:span> makes this call to method <text:span text:style-name="Code_20_Text">Object.wait()</text:span>,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is an example). The latter is an automatic binding which refers to the target of the the <text:span text:style-name="Code_20_Text">get()</text:span> call which triggered the rul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7">─</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267224103" text:continue-list="list306347715"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It 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100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text:soft-page-break/>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503851908"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859105489"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text:soft-page-break/>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895427221"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111368077" text:style-name="L3">
        <text:list-item>
          <text:p text:style-name="P17">the <text:span text:style-name="T1">trigger method</text:span>, i.e. the method which contains the trigger point</text:p>
        </text:list-item>
        <text:list-item>
          <text:p text:style-name="P17">the rule which has been matched</text:p>
        </text:list-item>
        <text:list-item>
          <text:p text:style-name="P17">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text:soft-page-break/>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125564769" text:continue-list="list1895427221" text:style-name="Outline">
        <text:list-item>
          <text:list>
            <text:list-header>
              <text:h text:style-name="P22" text:outline-level="2" text:is-list-header="true"><text:span text:style-name="T6">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th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719892805" text:continue-numbering="true" text:style-name="Outline">
        <text:list-item>
          <text:list>
            <text:list-header>
              <text:h text:style-name="P22" text:outline-level="2" text:is-list-header="true">ECA <text:span text:style-name="T6">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text:soft-page-break/>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457225563"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369188815" text:continue-numbering="true" text:style-name="Outline">
        <text:list-item>
          <text:list>
            <text:list-header>
              <text:h text:style-name="P22"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text:p>
      <text:list xml:id="list2039610956"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3">(</text:span><text:span text:style-name="T1"> argtypes </text:span><text:span text:style-name="T3">)</text:span><text:span text:style-name="T1"> ] [count]<text:line-break/>AFTER INVOKE [ type .] method [ </text:span><text:span text:style-name="T3">(</text:span><text:span text:style-name="T1"> argtypes </text:span><text:span text:style-name="T3">)</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9">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569415020"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984138130" text:continue-numbering="true" text:style-name="Outline">
        <text:list-item>
          <text:list>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xml:id="list1840151899" text:style-name="L4">
        <text:list-item>
          <text:p text:style-name="P18">references to previously bound variables</text:p>
        </text:list-item>
        <text:list-item>
          <text:p text:style-name="P18">references to the trigger method recipient or arguments</text:p>
        </text:list-item>
        <text:list-item>
          <text:p text:style-name="P18">references to the local variables in scope at the trigger point</text:p>
        </text:list-item>
        <text:list-item>
          <text:p text:style-name="P18">static field references</text:p>
        </text:list-item>
        <text:list-item>
          <text:p text:style-name="P18">primitive literals</text:p>
        </text:list-item>
        <text:list-item>
          <text:p text:style-name="P18">field accesses</text:p>
        </text:list-item>
        <text:list-item>
          <text:p text:style-name="P18">method invocations</text:p>
        </text:list-item>
        <text:list-item>
          <text:p text:style-name="P18">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980163894" text:style-name="L5">
        <text:list-item>
          <text:p text:style-name="P19">The assignment operator is not available for use in expressions. It can only be employed at the top level in binding specifications.</text:p>
        </text:list-item>
        <text:list-item>
          <text:p text:style-name="P19">Use of the new operator is not currently allowed in expressions.</text:p>
        </text:list-item>
        <text:list-item>
          <text:p text:style-name="P19">throw and return operations are only allowed as the last action in a sequence of rule actions (see below).</text:p>
        </text:list-item>
      </text:list>
      <text:list xml:id="list746850016" text:style-name="L6">
        <text:list-item>
          <text:p text:style-name="P20">Expressions should obey the normal rules regarding associativity and precedence.</text:p>
        </text:list-item>
        <text:list-item>
          <text:p text:style-name="P20">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0">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1003533588" text:continue-list="list984138130"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896458990"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1621443678"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687685854"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874928209"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171608001"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899103151" text:continue-numbering="true" text:style-name="Outline">
        <text:list-item>
          <text:list>
            <text:list-item>
              <text:list>
                <text:list-header>
                  <text:h text:style-name="P23"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713882910" text:continue-numbering="true" text:style-name="Outline">
        <text:list-item>
          <text:list>
            <text:list-item>
              <text:list>
                <text:list-header>
                  <text:h text:style-name="P23"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764645549"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324461913"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834065525" text:continue-numbering="true" text:style-name="Outline">
        <text:list-item>
          <text:list>
            <text:list-item>
              <text:list>
                <text:list-header>
                  <text:h text:style-name="P23"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960191879" text:continue-numbering="true" text:style-name="Outline">
        <text:list-item>
          <text:list>
            <text:list-item>
              <text:list>
                <text:list-header>
                  <text:h text:style-name="P23" text:outline-level="3" text:is-list-header="true">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872348945"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454395214"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text:soft-page-break/>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xml:id="list658852088"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text:p>
      <text:list xml:id="list2102715670" text:continue-numbering="true" text:style-name="Outline">
        <text:list-item>
          <text:list>
            <text:list-header>
              <text:h text:style-name="P22"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620443525" text:continue-numbering="true" text:style-name="Outline">
        <text:list-item>
          <text:list>
            <text:list-header>
              <text:h text:style-name="Heading_20_2" text:outline-level="2" text:is-list-header="true">Building Byteman from the sources</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source directory contains a file build.xml with default target 'jar' which builds the byteman jar. Other useful targets include 'parser' which rebuilds the javacup/JFlex parser from the grammar rules in dd/grammar. The source tree also contains a bin directory which contains an offline script parser and type checker (see below for details)</text:p>
      <text:list xml:id="list408899044"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simply requires supplying a single extra argument when you run your Java application using the <text:span text:style-name="Code_20_Text">java</text:span> command. This extra argument points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text:soft-page-break/>For example, setting</text:p>
      <text:p text:style-name="Code"><text:span text:style-name="Code_20_Text">export JAVA_OPTS="-javaagent:${HOME}/jboss/workspace/adinn/<text:line-break/>orchestration/build/lib/byteman.jar=script:${HOME}/j<text:line-break/>boss/workspace/adinn/orchestration/dd/scripts/HeuristicSave<text:line-break/>AndRecover.txt"</text:span></text:p>
      <text:p text:style-name="P1">will cause the JVM (and indeed JBoss AS) to pick up the jar file from the build directory and use the script provided in the dd directory.</text:p>
      <text:list xml:id="list773381190" text:continue-numbering="true" text:style-name="Outline">
        <text:list-item>
          <text:list>
            <text:list-header>
              <text:h text:style-name="P22" text:outline-level="2" text:is-list-header="true"><text:span text:style-name="T6">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Valid options include</text:p>
      <text:p text:style-name="P1"><text:span text:style-name="Code_20_Text"><text:span text:style-name="T8">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8">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which can be used to provide listings of rule applications performed by the agent and to dynamically load or reload rules. The <text:span text:style-name="Code_20_Text">submit</text:span> program is used to communicate with this listener. Dynamic loading or reloading of a rule causes any matching classes which have already been loaded into the JVM to be retransformed, inserting a trigger call for the newly loaded rules into their target <text:s/>methods.</text:p>
      <text:p text:style-name="P1"><text:span text:style-name="Code_20_Text"><text:span text:style-name="T8">boot:</text:span></text:span><text:span text:style-name="Code_20_Text"><text:span text:style-name="T2">jarfile</text:span></text:span> where <text:span text:style-name="Code_20_Text">jarfile</text:span> is a path to to a jar file to be added to the JVM boot class path. This option makes classes contained in the jar file available for use when compiling rule target methods and rule conditions and actions.</text:p>
      <text:p text:style-name="P1">n.b. normally, the classloader which defines a rule's target class will also be able to access Byteman classes, rule helper classes and other classes referenced from the rule. However, in some cases it may be necessary to use this option to make classes accessible to the class loader of the target class for a rule. In particular, when injecting triggers into classes loaded by the bootstrap class loader (e.g. java.io.File etc) it is necessary to add the byteman jar to the boot class path using this optio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text:p>
      <text:list xml:id="list891416431" text:continue-numbering="true" text:style-name="Outline">
        <text:list-item>
          <text:list>
            <text:list-header>
              <text:h text:style-name="P22" text:outline-level="2" text:is-list-header="true"><text:span text:style-name="T6">Environment</text:span> Settings</text:h>
            </text:list-header>
          </text:list>
        </text:list-item>
      </text:list>
      <text:p text:style-name="P14">The agent is sensitive to various environment settings which confiure its behaviour.</text:p>
      <text:p text:style-name="Text_20_body">If <text:s/>system property</text:p>
      <text:p text:style-name="P8"><text:span text:style-name="Code_20_Text">org.jboss.byteman.compileToBytecode</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text:soft-page-break/>If <text:s/>system property</text:p>
      <text:p text:style-name="P8"><text:span text:style-name="Code_20_Text">org.jboss.bytema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8"><text:span text:style-name="Code_20_Text">org.jboss.bytema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8"><text:span text:style-name="Code_20_Text">org.jboss.byteman.verbose</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8"><text:span text:style-name="Code_20_Text">org.jboss.byteman.debug</text:span></text:p>
      <text:p text:style-name="P1">If either of these properties is set then debug calls will print to <text:span text:style-name="Code_20_Text">System.out</text:span>.</text:p>
      <text:list xml:id="list1640748337" text:continue-numbering="true" text:style-name="Outline">
        <text:list-item>
          <text:list>
            <text:list-header>
              <text:h text:style-name="Heading_20_2" text:outline-level="2" text:is-list-header="true"><text:span text:style-name="Code_20_Text"><text:span text:style-name="T6">Submitting</text:span></text:span><text:span text:style-name="Code_20_Text"> Rules Dynamically</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5">bash shell script submit</text:span></text:span><text:span text:style-name="Code_20_Text">.sh</text:span><text:span text:style-name="Code_20_Text"><text:span text:style-name="T5"> located in the </text:span></text:span><text:span text:style-name="Code_20_Text">bin</text:span><text:span text:style-name="Code_20_Text"><text:span text:style-name="T5"> directory of the release source tree. This script expects to be run from a directory named </text:span></text:span><text:span text:style-name="Code_20_Text">bin</text:span><text:span text:style-name="Code_20_Text"><text:span text:style-name="T5"> and to find the byteman jar in </text:span></text:span><text:span text:style-name="Code_20_Text">../lib</text:span>.</text:p>
      <text:p text:style-name="Text_20_body">When called with no arguments <text:span text:style-name="Code_20_Text">Submit</text:span> lists all currently applied transformations. This listing includes details of failed transformations, typechecks and compiles.</text:p>
      <text:p text:style-name="Text_20_body">When called with a list of script files Submit uploads the scripts to the agent:</text:p>
      <text:list xml:id="list1449916498" text:style-name="L7">
        <text:list-item>
          <text:p text:style-name="P21">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Depending upon when the compiler installs the new method code and when executing threads switch to this new code there may be a small window following the upload where neither the old nor the new rule is triggered.</text:p>
        </text:list-item>
        <text:list-item>
          <text:p text:style-name="P21">If any of the uploaded rules apply to already loaded classes which were not previously successfully transformed (because no rule applied to them or because attempts to transform them failed) then those classes will be retransformed. Once again, <text:s/>depending upon when the compiler installs the new method code and when <text:soft-page-break/>executing threads switch to this new code there may be a small window following the upload where neither the old nor the new rule is triggered</text:p>
        </text:list-item>
        <text:list-item>
          <text:p text:style-name="P21">Any other rules will be stored in the agents rule set and applied to newly loaded classes which match the rule.</text:p>
        </text:list-item>
      </text:list>
      <text:p text:style-name="Text_20_body">n.b. Due to a bug in Sun's JDK 6 and 7 <text:s/>and in OpenJDK 6 and 7 errors may occur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241858289" text:continue-list="list1640748337" text:style-name="Outline">
        <text:list-item>
          <text:list>
            <text:list-header>
              <text:h text:style-name="Heading_20_2" text:outline-level="2" text:is-list-header="true"><text:span text:style-name="Code_20_Text"><text:span text:style-name="T5">Checking Rules Offline</text:span></text:span></text:h>
            </text:list-header>
          </text:list>
        </text:list-item>
      </text:list>
      <text:p text:style-name="P1"><text:span text:style-name="Code_20_Text"><text:span text:style-name="T5">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5"> located in the </text:span></text:span><text:span text:style-name="Code_20_Text">bin</text:span><text:span text:style-name="Code_20_Text"><text:span text:style-name="T5"> directory of the release </text:span></text:span><text:span text:style-name="Code_20_Text"><text:span text:style-name="T5">source tree. It needs to be supplied with a classpath locating any application classes mentioned in the rules. It expects to be run from a directory named </text:span></text:span><text:span text:style-name="Code_20_Text">bin</text:span><text:span text:style-name="Code_20_Text"><text:span text:style-name="T5"> and to find the byteman jar in </text:span></text:span><text:span text:style-name="Code_20_Text">../lib</text:span><text:span text:style-name="Code_20_Text"><text:span text:style-name="T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09-09-10T15:28:38</dc:date>
    <meta:printed-by>Andrew Dinn</meta:printed-by>
    <meta:print-date>2008-09-26T17:21:42</meta:print-date>
    <meta:editing-cycles>89</meta:editing-cycles>
    <meta:editing-duration>PT36H48M34S</meta:editing-duration>
    <meta:document-statistic meta:table-count="0" meta:image-count="0" meta:object-count="0" meta:page-count="29" meta:paragraph-count="331" meta:word-count="11146" meta:character-count="69917"/>
    <meta:user-defined meta:name="Info 1"/>
    <meta:user-defined meta:name="Info 2"/>
    <meta:user-defined meta:name="Info 3"/>
    <meta:user-defined meta:name="Info 4"/>
  </office:meta>
</office:document-meta>
</file>